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Courier" svg:font-family="Courier"/>
    <style:font-face style:name="Helvetica" svg:font-family="Helvetica"/>
    <style:font-face style:name="LucidaGrande" svg:font-family="LucidaGrande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2.538cm"/>
    </style:style>
    <style:style style:name="co9" style:family="table-column">
      <style:table-column-properties fo:break-before="auto" style:column-width="2.066cm"/>
    </style:style>
    <style:style style:name="co10" style:family="table-column">
      <style:table-column-properties fo:break-before="auto" style:column-width="4.923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5.175cm"/>
    </style:style>
    <style:style style:name="co8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4.854cm"/>
    </style:style>
    <style:style style:name="co26" style:family="table-column">
      <style:table-column-properties fo:break-before="auto" style:column-width="4.124cm"/>
    </style:style>
    <style:style style:name="co27" style:family="table-column">
      <style:table-column-properties fo:break-before="auto" style:column-width="5.415cm"/>
    </style:style>
    <style:style style:name="co13" style:family="table-column">
      <style:table-column-properties fo:break-before="auto" style:column-width="1.889cm"/>
    </style:style>
    <style:style style:name="co14" style:family="table-column">
      <style:table-column-properties fo:break-before="auto" style:column-width="4.397cm"/>
    </style:style>
    <style:style style:name="co15" style:family="table-column">
      <style:table-column-properties fo:break-before="auto" style:column-width="6.914cm"/>
    </style:style>
    <style:style style:name="co16" style:family="table-column">
      <style:table-column-properties fo:break-before="auto" style:column-width="1.637cm"/>
    </style:style>
    <style:style style:name="co17" style:family="table-column">
      <style:table-column-properties fo:break-before="auto" style:column-width="2.226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2.032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1.385cm"/>
    </style:style>
    <style:style style:name="co23" style:family="table-column">
      <style:table-column-properties fo:break-before="auto" style:column-width="1.212cm"/>
    </style:style>
    <style:style style:name="co28" style:family="table-column">
      <style:table-column-properties fo:break-before="auto" style:column-width="5.449cm"/>
    </style:style>
    <style:style style:name="co29" style:family="table-column">
      <style:table-column-properties fo:break-before="auto" style:column-width="2.902cm"/>
    </style:style>
    <style:style style:name="co30" style:family="table-column">
      <style:table-column-properties fo:break-before="auto" style:column-width="3.692cm"/>
    </style:style>
    <style:style style:name="co31" style:family="table-column">
      <style:table-column-properties fo:break-before="auto" style:column-width="1.355cm"/>
    </style:style>
    <style:style style:name="co32" style:family="table-column">
      <style:table-column-properties fo:break-before="auto" style:column-width="2.113cm"/>
    </style:style>
    <style:style style:name="co33" style:family="table-column">
      <style:table-column-properties fo:break-before="auto" style:column-width="1.75cm"/>
    </style:style>
    <style:style style:name="co34" style:family="table-column">
      <style:table-column-properties fo:break-before="auto" style:column-width="0.848cm"/>
    </style:style>
    <style:style style:name="co35" style:family="table-column">
      <style:table-column-properties fo:break-before="auto" style:column-width="1.131cm"/>
    </style:style>
    <style:style style:name="co36" style:family="table-column">
      <style:table-column-properties fo:break-before="auto" style:column-width="3.044cm"/>
    </style:style>
    <style:style style:name="co37" style:family="table-column">
      <style:table-column-properties fo:break-before="auto" style:column-width="1.438cm"/>
    </style:style>
    <style:style style:name="co38" style:family="table-column">
      <style:table-column-properties fo:break-before="auto" style:column-width="5.599cm"/>
    </style:style>
    <style:style style:name="co45" style:family="table-column">
      <style:table-column-properties fo:break-before="auto" style:column-width="2.933cm"/>
    </style:style>
    <style:style style:name="co46" style:family="table-column">
      <style:table-column-properties fo:break-before="auto" style:column-width="2.2cm"/>
    </style:style>
    <style:style style:name="co47" style:family="table-column">
      <style:table-column-properties fo:break-before="auto" style:column-width="3.413cm"/>
    </style:style>
    <style:style style:name="co42" style:family="table-column">
      <style:table-column-properties fo:break-before="auto" style:column-width="2.06cm"/>
    </style:style>
    <style:style style:name="co43" style:family="table-column">
      <style:table-column-properties fo:break-before="auto" style:column-width="3.242cm"/>
    </style:style>
    <style:style style:name="co44" style:family="table-column">
      <style:table-column-properties fo:break-before="auto" style:column-width="2.087cm"/>
    </style:style>
    <style:style style:name="co51" style:family="table-column">
      <style:table-column-properties fo:break-before="auto" style:column-width="13.4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16cm" fo:break-before="auto" style:use-optimal-row-height="true"/>
    </style:style>
    <style:style style:name="ro6" style:family="table-row">
      <style:table-row-properties style:row-height="0.429cm" fo:break-before="auto" style:use-optimal-row-height="true"/>
    </style:style>
    <style:style style:name="ta1" style:family="table" style:master-page-name="PageStyle_5f_personne">
      <style:table-properties table:display="true" style:writing-mode="lr-tb"/>
    </style:style>
    <style:style style:name="ta2" style:family="table" style:master-page-name="PageStyle_5f_Group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osix">
      <style:table-properties table:display="true" style:writing-mode="lr-tb"/>
    </style:style>
    <style:style style:name="ta6" style:family="table" style:master-page-name="PageStyle_5f_société">
      <style:table-properties table:display="true" style:writing-mode="lr-tb"/>
    </style:style>
    <style:style style:name="ta9" style:family="table" style:master-page-name="PageStyle_5f_site">
      <style:table-properties table:display="true" style:writing-mode="lr-tb"/>
    </style:style>
    <style:style style:name="ta8" style:family="table" style:master-page-name="PageStyle_5f_dossiers">
      <style:table-properties table:display="true" style:writing-mode="lr-tb"/>
    </style:style>
    <style:style style:name="ta10" style:family="table" style:master-page-name="PageStyle_5f_intran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/>
      <style:text-properties style:use-window-font-color="true"/>
    </style:style>
    <style:style style:name="ce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ersonn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1" table:number-columns-repeated="3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1" table:number-columns-repeated="243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personne</text:p>
          </table:table-cell>
          <table:table-cell table:style-name="ce15" office:value-type="float" office:value="120">
            <text:p>120</text:p>
          </table:table-cell>
          <table:table-cell table:style-name="ce15"/>
          <table:table-cell table:style-name="ce15" office:value-type="string">
            <text:p>USER</text:p>
          </table:table-cell>
          <table:table-cell table:style-name="ce15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options</text:p>
          </table:table-cell>
          <table:table-cell table:style-name="ce21" table:number-columns-repeated="240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IDENT</text:p>
          </table:table-cell>
          <table:table-cell table:style-name="ce16"/>
          <table:table-cell table:style-name="ce6" office:value-type="string">
            <text:p>Etat civil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IVILITY</text:p>
          </table:table-cell>
          <table:table-cell table:style-name="ce9" office:value-type="string">
            <text:p>US_FR_IDENT</text:p>
          </table:table-cell>
          <table:table-cell table:style-name="ce9" office:value-type="string">
            <text:p>civilité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 table:number-columns-repeated="2"/>
          <table:table-cell table:style-name="ce9" office:value-type="string">
            <text:p><text:s/>| ,Monsieur|Monsieur,Madame|Madame,Mademoiselle|Mademoiselle,Docteur|Docteur,Professeur|Professeu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L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22" table:number-columns-repeated="2"/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pré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SOC</text:p>
          </table:table-cell>
          <table:table-cell table:style-name="ce10"/>
          <table:table-cell table:style-name="ce10" office:value-type="string">
            <text:p>Professi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9" table:formula="of:=[.H14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COORD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Informations professi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table:formula="of:=[.H15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TO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photograph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mage</text:p>
          </table:table-cell>
          <table:table-cell table:style-name="ce9" table:formula="of:=[.H16]+10" office:value-type="float" office:value="70">
            <text:p>7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NITIALS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9" office:value-type="string">
            <text:p>initiales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7]+10" office:value-type="float" office:value="80">
            <text:p>8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AIL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8]+10" office:value-type="float" office:value="90">
            <text:p>9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9]+10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PHONE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téléphone direct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0]+10" office:value-type="float" office:value="110">
            <text:p>11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phone(D,US_IDSOCIETY):US_PPHONE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INT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n°post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1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FAX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fax direc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2]+10" office:value-type="float" office:value="130">
            <text:p>13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Fax(D,US_IDSOCIETY):US_PFAX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AX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fa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3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OBIL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4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id 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5]+10" office:value-type="float" office:value="160">
            <text:p>16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6]+10" office:value-type="float" office:value="170">
            <text:p>17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app=FDL&amp;action=FDL_CARD&amp;latest=Y&amp;id=%US_IDSECR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USER,US_SECR):US_IDSECR,US_SEC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Socié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office:value-type="float" office:value="1000">
            <text:p>1000</text:p>
          </table:table-cell>
          <table:table-cell table:style-name="ce6" office:value-type="string">
            <text:p>W</text:p>
          </table:table-cell>
          <table:table-cell table:style-name="ce16"/>
          <table:table-cell table:style-name="ce1" table:number-columns-repeated="6"/>
          <table:table-cell table:style-name="ce25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D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id société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8]+10" office:value-type="float" office:value="1010">
            <text:p>101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OCADDR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ême adresse ?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9]+10" office:value-type="float" office:value="1020">
            <text:p>102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site société</text:p>
          </table:table-cell>
          <table:table-cell table:style-name="ce7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0]+10" office:value-type="float" office:value="1030">
            <text:p>103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SOCIETY%</text:p>
          </table:table-cell>
          <table:table-cell table:style-name="ce9" office:value-type="string">
            <text:p>usercard.php</text:p>
          </table:table-cell>
          <table:table-cell table:style-name="ce9" office:value-type="string">
            <text:p>lsite(D,US_SOCIETY):US_IDSOCIETY,US_SOCIETY</text:p>
          </table:table-cell>
          <table:table-cell table:style-name="ce9" office:value-type="string">
            <text:p>%S%app=GENERIC&amp;action=GENERIC_EDIT&amp;id=%US_IDSOCIETY%&amp;classid={SOCIETY}&amp;si_society=%US_SOCIETY%</text:p>
          </table:table-cell>
          <table:table-cell table:style-name="ce9" table:number-columns-repeated="2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TYP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fon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31]+10" office:value-type="float" office:value="1040">
            <text:p>1040</text:p>
          </table:table-cell>
          <table:table-cell table:style-name="ce7" office:value-type="string">
            <text:p>W</text:p>
          </table:table-cell>
          <table:table-cell table:style-name="ce9" table:number-columns-repeated="3"/>
          <table:table-cell table:style-name="ce9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JOB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étier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2]+10" office:value-type="float" office:value="1050">
            <text:p>10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ROLE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rô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3]+10" office:value-type="float" office:value="1060">
            <text:p>106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ADDR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34]+10" office:value-type="float" office:value="1070">
            <text:p>1070</text:p>
          </table:table-cell>
          <table:table-cell table:style-name="ce7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laddrsoc(D,US_IDSOCIETY):US_SOCADDR,US_WORKADDR,US_WORKTOWN,US_WORKPOSTALCODE,US_WORKWEB,US_WORKCEDEX,US_COUNTRY</text:p>
          </table:table-cell>
          <table:table-cell table:style-name="ce9" table:number-columns-repeated="2"/>
          <table:table-cell table:style-name="ce9"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POSTALCOD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5]+10" office:value-type="float" office:value="1080">
            <text:p>108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TOWN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6]+10" office:value-type="float" office:value="1090">
            <text:p>109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WORKCEDEX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7]+10" office:value-type="float" office:value="1100">
            <text:p>110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OUNTR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pay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8]+10" office:value-type="float" office:value="1110">
            <text:p>111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WEB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web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9]+10" office:value-type="float" office:value="1120">
            <text:p>112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http://%US_WORKWEB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CATG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atégor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40]+10" office:value-type="float" office:value="1130">
            <text:p>11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enumscatg()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HOME</text:p>
          </table:table-cell>
          <table:table-cell table:style-name="ce10"/>
          <table:table-cell table:style-name="ce10" office:value-type="string">
            <text:p>Pers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20"/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HOMECOORD</text:p>
          </table:table-cell>
          <table:table-cell table:style-name="ce16" office:value-type="string">
            <text:p>US_TAB_HOME</text:p>
          </table:table-cell>
          <table:table-cell table:style-name="ce16" office:value-type="string">
            <text:p>Informations pers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table:formula="of:=[.H41]+10" office:value-type="float" office:value="1140">
            <text:p>114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AIL</text:p>
          </table:table-cell>
          <table:table-cell table:style-name="ce9" table:formula="of:=[.B43]" office:value-type="string" office:string-value="US_FR_HOMECOORD">
            <text:p>US_FR_HOME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office:value-type="float" office:value="1200">
            <text:p>120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HOME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HON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4]+10" office:value-type="float" office:value="1210">
            <text:p>1210</text:p>
          </table:table-cell>
          <table:table-cell table:style-name="ce9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OBIL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5]+10" office:value-type="float" office:value="1220">
            <text:p>12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ADDR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46]+10" office:value-type="float" office:value="1230">
            <text:p>123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OSTALCOD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7]+10" office:value-type="float" office:value="1240">
            <text:p>124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TOWN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8]+10" office:value-type="float" office:value="1250">
            <text:p>12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CEDEX</text:p>
          </table:table-cell>
          <table:table-cell table:style-name="ce18" office:value-type="string">
            <text:p>US_FR_HOMECOORD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9]+10" office:value-type="float" office:value="1260">
            <text:p>126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US_TAB_PRIVACY</text:p>
          </table:table-cell>
          <table:table-cell table:style-name="ce10"/>
          <table:table-cell table:style-name="ce10" office:value-type="string">
            <text:p>sécurité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10" office:value-type="float" office:value="1300">
            <text:p>13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6" table:number-columns-repeated="240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US_FR_PRIVACY</text:p>
          </table:table-cell>
          <table:table-cell table:style-name="ce1" office:value-type="string">
            <text:p>US_TAB_PRIVACY</text:p>
          </table:table-cell>
          <table:table-cell table:style-name="ce1" office:value-type="string">
            <text:p>confidentialité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" office:value-type="float" office:value="1300">
            <text:p>1300</text:p>
          </table:table-cell>
          <table:table-cell table:style-name="ce1" office:value-type="string">
            <text:p>W</text:p>
          </table:table-cell>
          <table:table-cell table:style-name="ce1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RIVCARD</text:p>
          </table:table-cell>
          <table:table-cell table:style-name="ce9" office:value-type="string">
            <text:p>US_FR_PRIVACY</text:p>
          </table:table-cell>
          <table:table-cell table:style-name="ce9" office:value-type="string">
            <text:p>niveau de restri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53]+10" office:value-type="float" office:value="1310">
            <text:p>131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W|publique - accès écriture,R|publique - accès lecture,P|privée,G|groupes,S|spécifique</text:p>
          </table:table-cell>
          <table:table-cell table:style-name="ce9" table:number-columns-repeated="2"/>
          <table:table-cell table:style-name="ce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US_T_PRIVGROUPS</text:p>
          </table:table-cell>
          <table:table-cell table:style-name="ce11" office:value-type="string">
            <text:p>US_FR_PRIVACY</text:p>
          </table:table-cell>
          <table:table-cell table:style-name="ce11" office:value-type="string">
            <text:p>groupe restreint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array</text:p>
          </table:table-cell>
          <table:table-cell table:style-name="ce11" table:formula="of:=[.H54]+10" office:value-type="float" office:value="1320">
            <text:p>1320</text:p>
          </table:table-cell>
          <table:table-cell table:style-name="ce11" office:value-type="string">
            <text:p>W</text:p>
          </table:table-cell>
          <table:table-cell table:style-name="ce11" table:number-columns-repeated="7"/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id 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55]+10" office:value-type="float" office:value="1330">
            <text:p>133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56]+10" office:value-type="float" office:value="1340">
            <text:p>134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PRIVGROUP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IGROUP,US_PRIVGROUP):US_IDPRIVGROUP,US_PRIVGROUP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VCARD</text:p>
          </table:table-cell>
          <table:table-cell table:style-name="ce13"/>
          <table:table-cell table:style-name="ce13" office:value-type="string">
            <text:p>Vcard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VCARD&amp;id=%I%</text:p>
          </table:table-cell>
          <table:table-cell table:style-name="ce13" table:number-columns-repeated="4"/>
          <table:table-cell table:style-name="ce13" office:value-type="string">
            <text:p>ltarget=_self</text:p>
          </table:table-cell>
          <table:table-cell table:style-name="ce27"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INITLDAP</text:p>
          </table:table-cell>
          <table:table-cell table:style-name="ce13"/>
          <table:table-cell table:style-name="ce13" office:value-type="string">
            <text:p>Initialisation LDAP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FUSERS&amp;action=FUSERS_LDAPINIT</text:p>
          </table:table-cell>
          <table:table-cell table:style-name="ce13"/>
          <table:table-cell table:style-name="ce13" office:value-type="string">
            <text:p>::canExecute(FUSERS,FUSERS_LDAPINIT)</text:p>
          </table:table-cell>
          <table:table-cell table:style-name="ce13" table:number-columns-repeated="2"/>
          <table:table-cell table:style-name="ce13" office:value-type="string">
            <text:p>global=yes|onlyglobal=yes|lconfirm=yes</text:p>
          </table:table-cell>
          <table:table-cell table:style-name="ce27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US_IMPORTVCARD</text:p>
          </table:table-cell>
          <table:table-cell table:style-name="ce13"/>
          <table:table-cell table:style-name="ce13" office:value-type="string">
            <text:p>Importation VCARD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EDITIMPORTVCARD</text:p>
          </table:table-cell>
          <table:table-cell table:style-name="ce13"/>
          <table:table-cell table:style-name="ce13" office:value-type="string">
            <text:p>::canExecute(USERCARD,USERCARD_IMPORTVCARD)</text:p>
          </table:table-cell>
          <table:table-cell table:style-name="ce13" table:number-columns-repeated="2"/>
          <table:table-cell table:style-name="ce13" office:value-type="string">
            <text:p>global=yes|onlyglobal=yes|lconfirm=no|ltarget=finfo</text:p>
          </table:table-cell>
          <table:table-cell table:style-name="ce27" table:number-columns-repeated="240"/>
        </table:table-row>
        <table:table-row table:style-name="ro1">
          <table:table-cell table:style-name="ce14" office:value-type="string">
            <text:p>DEFAULT</text:p>
          </table:table-cell>
          <table:table-cell table:style-name="ce17" office:value-type="string">
            <text:p>US_PRIVCARD</text:p>
          </table:table-cell>
          <table:table-cell table:style-name="ce14" office:value-type="string">
            <text:p>W</text:p>
          </table:table-cell>
          <table:table-cell table:style-name="ce14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2" table:print="false">
        <office:forms form:automatic-focus="false" form:apply-design-mode="false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" table:number-columns-repeated="252" table:default-cell-style-name="ce2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string">
            <text:p>DIR</text:p>
          </table:table-cell>
          <table:table-cell table:style-name="ce40" office:value-type="string">
            <text:p>groupe</text:p>
          </table:table-cell>
          <table:table-cell table:style-name="ce40" office:value-type="float" office:value="129">
            <text:p>129</text:p>
          </table:table-cell>
          <table:table-cell table:style-name="ce40"/>
          <table:table-cell table:style-name="ce40" office:value-type="string">
            <text:p>GROUP</text:p>
          </table:table-cell>
          <table:table-cell table:style-name="ce40" table:number-columns-repeated="10"/>
          <table:table-cell table:number-columns-repeated="240"/>
        </table:table-row>
        <table:table-row table:style-name="ro1">
          <table:table-cell table:style-name="ce30" office:value-type="string">
            <text:p>TYPE</text:p>
          </table:table-cell>
          <table:table-cell table:style-name="ce3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31" office:value-type="string">
            <text:p>ATTR</text:p>
          </table:table-cell>
          <table:table-cell table:style-name="ce37" office:value-type="string">
            <text:p>GRP_FR_IDENT</text:p>
          </table:table-cell>
          <table:table-cell table:style-name="ce37"/>
          <table:table-cell table:style-name="ce37" office:value-type="string">
            <text:p>Identificatio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37" office:value-type="float" office:value="100">
            <text:p>100</text:p>
          </table:table-cell>
          <table:table-cell table:style-name="ce31" office:value-type="string">
            <text:p>W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NAME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nom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8]+5" office:value-type="float" office:value="105">
            <text:p>105</text:p>
          </table:table-cell>
          <table:table-cell table:style-name="ce34" office:value-type="string">
            <text:p>W</text:p>
          </table:table-cell>
          <table:table-cell table:style-name="ce34" office:value-type="string">
            <text:p>Y</text:p>
          </table:table-cell>
          <table:table-cell table:style-name="ce34" table:number-columns-repeated="5"/>
          <table:table-cell table:style-name="ce34"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ROLE</text:p>
          </table:table-cell>
          <table:table-cell table:style-name="ce41" office:value-type="string">
            <text:p>GRP_FR_IDENT</text:p>
          </table:table-cell>
          <table:table-cell table:style-name="ce34" office:value-type="string">
            <text:p>rôl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longtext</text:p>
          </table:table-cell>
          <table:table-cell table:style-name="ce34" table:formula="of:=[.H9]+10" office:value-type="float" office:value="115">
            <text:p>115</text:p>
          </table:table-cell>
          <table:table-cell table:style-name="ce34" office:value-type="string">
            <text:p>W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MAIL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mail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text</text:p>
          </table:table-cell>
          <table:table-cell table:style-name="ce34" table:formula="of:=[.H10]+10" office:value-type="float" office:value="125">
            <text:p>125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mailto:%GRP_MAIL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AIL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sans adresse mail de group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dresses regroupées,no|sans adresse mail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YPE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fonctio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11]+10" office:value-type="float" office:value="135">
            <text:p>135</text:p>
          </table:table-cell>
          <table:table-cell table:style-name="ce32" office:value-type="string">
            <text:p>W</text:p>
          </table:table-cell>
          <table:table-cell table:style-name="ce34" table:number-columns-repeated="3"/>
          <table:table-cell table:style-name="ce34" office:value-type="string">
            <text:p>none| ,service|service,desk|bureau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1" office:value-type="string">
            <text:p>ATTR</text:p>
          </table:table-cell>
          <table:table-cell table:style-name="ce37" office:value-type="string">
            <text:p>GRP_FR</text:p>
          </table:table-cell>
          <table:table-cell table:style-name="ce37"/>
          <table:table-cell table:style-name="ce37" office:value-type="string">
            <text:p>Descriptio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44" office:value-type="float" office:value="500">
            <text:p>500</text:p>
          </table:table-cell>
          <table:table-cell table:style-name="ce31" office:value-type="string">
            <text:p>W</text:p>
          </table:table-cell>
          <table:table-cell table:style-name="ce37"/>
          <table:table-cell table:style-name="ce44" table:number-columns-repeated="6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USER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personnes du group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14]+10" office:value-type="float" office:value="510">
            <text:p>51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15]+10" office:value-type="float" office:value="520">
            <text:p>5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16]+10" office:value-type="float" office:value="530">
            <text:p>53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USER},GRP_USER):GRP_IDUSER,GRP_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GROUP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sous group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17]+10" office:value-type="float" office:value="540">
            <text:p>54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18]+10" office:value-type="float" office:value="550">
            <text:p>55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19]+10" office:value-type="float" office:value="560">
            <text:p>56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GRP_GROUP):GRP_IDGROUP,GRP_GROUP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RUSER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tous les membr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0]+10" office:value-type="float" office:value="570">
            <text:p>57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1]+10" office:value-type="float" office:value="580">
            <text:p>58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2]+10" office:value-type="float" office:value="590">
            <text:p>59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R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RUSER},GRP_RUSER):GRP_IDRUSER,GRP_R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PARENT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groupes parent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3]+10" office:value-type="float" office:value="600">
            <text:p>60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groupe par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4]+10" office:value-type="float" office:value="610">
            <text:p>61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PGROUP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5]+10" office:value-type="float" office:value="620">
            <text:p>6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SREFRESHED</text:p>
          </table:table-cell>
          <table:table-cell table:style-name="ce41" office:value-type="string">
            <text:p>GRP_FR</text:p>
          </table:table-cell>
          <table:table-cell table:style-name="ce34" office:value-type="string">
            <text:p>est rafraichi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26]+10" office:value-type="float" office:value="630">
            <text:p>630</text:p>
          </table:table-cell>
          <table:table-cell table:style-name="ce34" office:value-type="string">
            <text:p>H</text:p>
          </table:table-cell>
          <table:table-cell table:style-name="ce34" table:number-columns-repeated="3"/>
          <table:table-cell table:style-name="ce34" office:value-type="string">
            <text:p>1|oui,0|non</text:p>
          </table:table-cell>
          <table:table-cell table:style-name="ce34" table:number-columns-repeated="2"/>
          <table:table-cell table:style-name="ce34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ADDUSER</text:p>
          </table:table-cell>
          <table:table-cell table:style-name="ce43"/>
          <table:table-cell table:style-name="ce35" office:value-type="string">
            <text:p>Gérer les membres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R</text:p>
          </table:table-cell>
          <table:table-cell table:style-name="ce35"/>
          <table:table-cell table:style-name="ce35" office:value-type="string">
            <text:p>%S%app=FDL&amp;action=EDITINSERTDOCUMENT&amp;famid=IUSER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REFRESH</text:p>
          </table:table-cell>
          <table:table-cell table:style-name="ce43"/>
          <table:table-cell table:style-name="ce35" office:value-type="string">
            <text:p>Rafraichir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">
            <text:p>2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FDL_METHOD&amp;method=refreshGroup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FR_BASIC</text:p>
          </table:table-cell>
          <table:table-cell table:style-name="ce44"/>
          <table:table-cell table:style-name="ce36" office:value-type="string">
            <text:p>basiqu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BA_TITLE</text:p>
          </table:table-cell>
          <table:table-cell table:style-name="ce45" office:value-type="string" office:string-value="FR_BASIC">
            <text:p>FR_BASIC </text:p>
          </table:table-cell>
          <table:table-cell table:style-name="ce32" office:value-type="string">
            <text:p>titr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 table:number-columns-repeated="6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FLD_FR_REST</text:p>
          </table:table-cell>
          <table:table-cell table:style-name="ce37"/>
          <table:table-cell table:style-name="ce37" office:value-type="string">
            <text:p>Restrictions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FLD_FR_PROF</text:p>
          </table:table-cell>
          <table:table-cell table:style-name="ce37"/>
          <table:table-cell table:style-name="ce37" office:value-type="string">
            <text:p>Profils par défaut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8" office:value-type="string">
            <text:p>DEFAULT</text:p>
          </table:table-cell>
          <table:table-cell table:style-name="ce39" office:value-type="string">
            <text:p>FLD_FAMIDS</text:p>
          </table:table-cell>
          <table:table-cell table:style-name="ce38" office:value-type="string">
            <text:p>129\n120</text:p>
          </table:table-cell>
          <table:table-cell table:style-name="ce38" table:number-columns-repeated="13"/>
          <table:table-cell table:style-name="ce47" table:number-columns-repeated="240"/>
        </table:table-row>
        <table:table-row table:style-name="ro1">
          <table:table-cell table:style-name="ce38" office:value-type="string">
            <text:p>DEFAULT</text:p>
          </table:table-cell>
          <table:table-cell table:style-name="ce39" office:value-type="string">
            <text:p>FLD_FAM</text:p>
          </table:table-cell>
          <table:table-cell table:style-name="ce38" office:value-type="string">
            <text:p>groupe\npersonne</text:p>
          </table:table-cell>
          <table:table-cell table:style-name="ce39" table:number-columns-repeated="13"/>
          <table:table-cell table:number-columns-repeated="240"/>
        </table:table-row>
        <table:table-row table:style-name="ro1">
          <table:table-cell table:style-name="ce39" office:value-type="string">
            <text:p>DEFAULT</text:p>
          </table:table-cell>
          <table:table-cell table:style-name="ce39" office:value-type="string">
            <text:p>FLD_ALLBUT</text:p>
          </table:table-cell>
          <table:table-cell table:style-name="ce38" office:value-type="float" office:value="1">
            <text:p>1</text:p>
          </table:table-cell>
          <table:table-cell table:style-name="ce38" table:number-columns-repeated="13"/>
          <table:table-cell table:style-name="ce47"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10" table:print="false">
        <office:forms form:automatic-focus="false" form:apply-design-mode="false"/>
        <table:table-column table:style-name="co13" table:default-cell-style-name="ce48"/>
        <table:table-column table:style-name="co2" table:default-cell-style-name="ce48"/>
        <table:table-column table:style-name="co14" table:default-cell-style-name="ce48"/>
        <table:table-column table:style-name="co15" table:default-cell-style-name="ce48"/>
        <table:table-column table:style-name="co1" table:default-cell-style-name="ce48"/>
        <table:table-column table:style-name="co16" table:default-cell-style-name="ce48"/>
        <table:table-column table:style-name="co17" table:default-cell-style-name="ce48"/>
        <table:table-column table:style-name="co1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22" table:default-cell-style-name="ce48"/>
        <table:table-column table:style-name="co23" table:default-cell-style-name="ce48"/>
        <table:table-column table:style-name="co1" table:default-cell-style-name="ce48"/>
        <table:table-column table:style-name="co51" table:default-cell-style-name="ce48"/>
        <table:table-column table:style-name="co1" table:number-columns-repeated="240" table:default-cell-style-name="ce48"/>
        <table:table-row table:style-name="ro5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87" office:value-type="string">
            <text:p>id</text:p>
          </table:table-cell>
          <table:table-cell table:style-name="ce87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5">
          <table:table-cell table:style-name="ce86" office:value-type="string">
            <text:p>BEGIN</text:p>
          </table:table-cell>
          <table:table-cell table:style-name="ce98" office:value-type="float" office:value="129">
            <text:p>129</text:p>
          </table:table-cell>
          <table:table-cell table:style-name="ce98" office:value-type="string">
            <text:p>groupe intranet</text:p>
          </table:table-cell>
          <table:table-cell table:style-name="ce98" office:value-type="float" office:value="127">
            <text:p>127</text:p>
          </table:table-cell>
          <table:table-cell table:style-name="ce98"/>
          <table:table-cell table:style-name="ce98" office:value-type="string">
            <text:p>IGROUP</text:p>
          </table:table-cell>
          <table:table-cell table:style-name="ce98" table:number-columns-repeated="10"/>
          <table:table-cell table:number-columns-repeated="240"/>
        </table:table-row>
        <table:table-row table:style-name="ro5">
          <table:table-cell table:style-name="ce87" office:value-type="string">
            <text:p>TYPE</text:p>
          </table:table-cell>
          <table:table-cell table:style-name="ce87" office:value-type="string">
            <text:p>C</text:p>
          </table:table-cell>
          <table:table-cell table:number-columns-repeated="254"/>
        </table:table-row>
        <table:table-row table:style-name="ro5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5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5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5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5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5">
          <table:table-cell table:number-columns-repeated="256"/>
        </table:table-row>
        <table:table-row table:style-name="ro5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5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5">
          <table:table-cell table:style-name="ce87" office:value-type="string">
            <text:p>//</text:p>
          </table:table-cell>
          <table:table-cell table:style-name="ce87" office:value-type="string">
            <text:p>idattr</text:p>
          </table:table-cell>
          <table:table-cell table:style-name="ce87" office:value-type="string">
            <text:p>idframe</text:p>
          </table:table-cell>
          <table:table-cell table:style-name="ce87" office:value-type="string">
            <text:p>label</text:p>
          </table:table-cell>
          <table:table-cell table:style-name="ce87" office:value-type="string">
            <text:p>T</text:p>
          </table:table-cell>
          <table:table-cell table:style-name="ce87" office:value-type="string">
            <text:p>A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ord</text:p>
          </table:table-cell>
          <table:table-cell table:style-name="ce87" office:value-type="string">
            <text:p>vis</text:p>
          </table:table-cell>
          <table:table-cell office:value-type="string">
            <text:p>need</text:p>
          </table:table-cell>
          <table:table-cell table:style-name="ce87" office:value-type="string">
            <text:p>link</text:p>
          </table:table-cell>
          <table:table-cell table:style-name="ce87" office:value-type="string">
            <text:p>phpfile</text:p>
          </table:table-cell>
          <table:table-cell table:style-name="ce87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5">
          <table:table-cell table:style-name="ce93" office:value-type="string">
            <text:p>ATTR</text:p>
          </table:table-cell>
          <table:table-cell table:style-name="ce99" office:value-type="string">
            <text:p>GRP_FR_INTRANET</text:p>
          </table:table-cell>
          <table:table-cell table:style-name="ce99"/>
          <table:table-cell table:style-name="ce99" office:value-type="string">
            <text:p>Identification intranet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frame</text:p>
          </table:table-cell>
          <table:table-cell table:style-name="ce99" office:value-type="float" office:value="0">
            <text:p>0</text:p>
          </table:table-cell>
          <table:table-cell table:style-name="ce99" office:value-type="string">
            <text:p>W</text:p>
          </table:table-cell>
          <table:table-cell table:style-name="ce99" table:number-columns-repeated="7"/>
          <table:table-cell table:number-columns-repeated="240"/>
        </table:table-row>
        <table:table-row table:style-name="ro5">
          <table:table-cell table:number-columns-repeated="256"/>
        </table:table-row>
        <table:table-row table:style-name="ro5">
          <table:table-cell table:style-name="ce94" office:value-type="string">
            <text:p>ATTR</text:p>
          </table:table-cell>
          <table:table-cell table:style-name="ce22" office:value-type="string">
            <text:p>US_LOG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login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 table:number-columns-repeated="4"/>
          <table:table-cell table:style-name="ce22" office:value-type="string">
            <text:p>::ConstraintLogin(US_LOGIN,US_IDDOMAIN)</text:p>
          </table:table-cell>
          <table:table-cell table:style-name="ce22" office:value-type="string">
            <text:p>esize=20</text:p>
          </table:table-cell>
          <table:table-cell table:number-columns-repeated="240"/>
        </table:table-row>
        <table:table-row table:style-name="ro5">
          <table:table-cell table:style-name="ce94" office:value-type="string">
            <text:p>ATTR</text:p>
          </table:table-cell>
          <table:table-cell table:style-name="ce22" office:value-type="string">
            <text:p>US_WHAT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entifiant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5]+10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number-columns-repeated="240"/>
        </table:table-row>
        <table:table-row table:style-name="ro5">
          <table:table-cell table:style-name="ce94" office:value-type="string">
            <text:p>ATTR</text:p>
          </table:table-cell>
          <table:table-cell table:style-name="ce22" office:value-type="string">
            <text:p>US_ME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groupe id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6]+10" office:value-type="float" office:value="220">
            <text:p>220</text:p>
          </table:table-cell>
          <table:table-cell table:style-name="ce22" office:value-type="string">
            <text:p>H</text:p>
          </table:table-cell>
          <table:table-cell table:style-name="ce22" table:number-columns-repeated="7"/>
          <table:table-cell table:number-columns-repeated="240"/>
        </table:table-row>
        <table:table-row table:style-name="ro5">
          <table:table-cell table:style-name="ce22" office:value-type="string">
            <text:p>ATTR</text:p>
          </table:table-cell>
          <table:table-cell table:style-name="ce22" office:value-type="string">
            <text:p>US_ID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 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7]+10" office:value-type="float" office:value="230">
            <text:p>23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Y</text:p>
          </table:table-cell>
          <table:table-cell table:style-name="ce22" table:number-columns-repeated="6"/>
          <table:table-cell table:number-columns-repeated="240"/>
        </table:table-row>
        <table:table-row table:style-name="ro5">
          <table:table-cell table:style-name="ce22" office:value-type="string">
            <text:p>ATTR</text:p>
          </table:table-cell>
          <table:table-cell table:style-name="ce22" office:value-type="string">
            <text:p>US_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8]+10" office:value-type="float" office:value="240">
            <text:p>24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/>
          <table:table-cell table:style-name="ce22" office:value-type="string">
            <text:p>usercard.php</text:p>
          </table:table-cell>
          <table:table-cell table:style-name="ce22" office:value-type="string">
            <text:p>[hlist]getdomainigroup():US_IDDOMAIN,US_DOMAIN</text:p>
          </table:table-cell>
          <table:table-cell table:style-name="ce22" table:number-columns-repeated="3"/>
          <table:table-cell table:number-columns-repeated="240"/>
        </table:table-row>
        <table:table-row table:style-name="ro5">
          <table:table-cell table:style-name="ce95" table:number-columns-repeated="256"/>
        </table:table-row>
        <table:table-row table:style-name="ro5">
          <table:table-cell table:style-name="ce96" office:value-type="string">
            <text:p>ATTR</text:p>
          </table:table-cell>
          <table:table-cell table:style-name="ce96" office:value-type="string">
            <text:p>GRP_USERS</text:p>
          </table:table-cell>
          <table:table-cell table:style-name="ce96" office:value-type="string">
            <text:p>GRP_FR</text:p>
          </table:table-cell>
          <table:table-cell table:style-name="ce96" office:value-type="string">
            <text:p>personnes du groupe</text:p>
          </table:table-cell>
          <table:table-cell table:style-name="ce96" office:value-type="string">
            <text:p>N</text:p>
          </table:table-cell>
          <table:table-cell table:style-name="ce96" office:value-type="string">
            <text:p>N</text:p>
          </table:table-cell>
          <table:table-cell table:style-name="ce96" office:value-type="string">
            <text:p>array</text:p>
          </table:table-cell>
          <table:table-cell table:style-name="ce96" office:value-type="float" office:value="530">
            <text:p>530</text:p>
          </table:table-cell>
          <table:table-cell table:style-name="ce96" office:value-type="string">
            <text:p>R</text:p>
          </table:table-cell>
          <table:table-cell table:style-name="ce96" table:number-columns-repeated="7"/>
          <table:table-cell table:number-columns-repeated="240"/>
        </table:table-row>
        <table:table-row table:style-name="ro5">
          <table:table-cell table:style-name="ce96" office:value-type="string">
            <text:p>ATTR</text:p>
          </table:table-cell>
          <table:table-cell table:style-name="ce96" office:value-type="string">
            <text:p>GRP_RUSERS</text:p>
          </table:table-cell>
          <table:table-cell table:style-name="ce96" office:value-type="string">
            <text:p>GRP_FR</text:p>
          </table:table-cell>
          <table:table-cell table:style-name="ce96" office:value-type="string">
            <text:p>tous les membres</text:p>
          </table:table-cell>
          <table:table-cell table:style-name="ce96" office:value-type="string">
            <text:p>N</text:p>
          </table:table-cell>
          <table:table-cell table:style-name="ce96" office:value-type="string">
            <text:p>N</text:p>
          </table:table-cell>
          <table:table-cell table:style-name="ce96" office:value-type="string">
            <text:p>array</text:p>
          </table:table-cell>
          <table:table-cell table:style-name="ce96" table:formula="of:=[$Groupe.H21]" office:value-type="float" office:value="570">
            <text:p>570</text:p>
          </table:table-cell>
          <table:table-cell table:style-name="ce96" office:value-type="string">
            <text:p>R</text:p>
          </table:table-cell>
          <table:table-cell table:style-name="ce96" table:number-columns-repeated="7"/>
          <table:table-cell table:number-columns-repeated="240"/>
        </table:table-row>
        <table:table-row table:style-name="ro5">
          <table:table-cell table:style-name="ce96" office:value-type="string">
            <text:p>ATTR</text:p>
          </table:table-cell>
          <table:table-cell table:style-name="ce96" office:value-type="string">
            <text:p>GRP_GROUPS</text:p>
          </table:table-cell>
          <table:table-cell table:style-name="ce96" office:value-type="string">
            <text:p>GRP_FR</text:p>
          </table:table-cell>
          <table:table-cell table:style-name="ce96" office:value-type="string">
            <text:p>sous groupes</text:p>
          </table:table-cell>
          <table:table-cell table:style-name="ce96" office:value-type="string">
            <text:p>N</text:p>
          </table:table-cell>
          <table:table-cell table:style-name="ce96" office:value-type="string">
            <text:p>N</text:p>
          </table:table-cell>
          <table:table-cell table:style-name="ce96" office:value-type="string">
            <text:p>array</text:p>
          </table:table-cell>
          <table:table-cell table:style-name="ce96" table:formula="of:=[$Groupe.H18]" office:value-type="float" office:value="540">
            <text:p>540</text:p>
          </table:table-cell>
          <table:table-cell table:style-name="ce96" office:value-type="string">
            <text:p>R</text:p>
          </table:table-cell>
          <table:table-cell table:style-name="ce96" table:number-columns-repeated="7"/>
          <table:table-cell table:number-columns-repeated="240"/>
        </table:table-row>
        <table:table-row table:style-name="ro5">
          <table:table-cell table:style-name="ce97" office:value-type="string">
            <text:p>DEFAULT</text:p>
          </table:table-cell>
          <table:table-cell table:style-name="ce97" office:value-type="string">
            <text:p>FLD_ALLBUT</text:p>
          </table:table-cell>
          <table:table-cell table:style-name="ce97" office:value-type="float" office:value="1">
            <text:p>1</text:p>
          </table:table-cell>
          <table:table-cell table:style-name="ce97" table:number-columns-repeated="13"/>
          <table:table-cell table:style-name="ce100" table:number-columns-repeated="240"/>
        </table:table-row>
        <table:table-row table:style-name="ro5">
          <table:table-cell table:style-name="ce97" office:value-type="string">
            <text:p>DEFAULT</text:p>
          </table:table-cell>
          <table:table-cell table:style-name="ce97" office:value-type="string">
            <text:p>FLD_FAMIDS</text:p>
          </table:table-cell>
          <table:table-cell table:style-name="ce97" office:value-type="string">
            <text:p>127\n128</text:p>
          </table:table-cell>
          <table:table-cell table:style-name="ce97" table:number-columns-repeated="13"/>
          <table:table-cell table:style-name="ce100" table:number-columns-repeated="240"/>
        </table:table-row>
        <table:table-row table:style-name="ro5">
          <table:table-cell table:style-name="ce97" office:value-type="string">
            <text:p>DEFAULT</text:p>
          </table:table-cell>
          <table:table-cell table:style-name="ce97" office:value-type="string">
            <text:p>FLD_FAM</text:p>
          </table:table-cell>
          <table:table-cell table:style-name="ce97" office:value-type="string">
            <text:p>groupe intranet\nutilisateur</text:p>
          </table:table-cell>
          <table:table-cell table:style-name="ce97" table:number-columns-repeated="13"/>
          <table:table-cell table:number-columns-repeated="240"/>
        </table:table-row>
        <table:table-row table:style-name="ro5">
          <table:table-cell table:style-name="ce97" office:value-type="string">
            <text:p>DEFAULT</text:p>
          </table:table-cell>
          <table:table-cell table:style-name="ce97" office:value-type="string">
            <text:p>US_IDDOMAIN</text:p>
          </table:table-cell>
          <table:table-cell table:style-name="ce97" office:value-type="float" office:value="1">
            <text:p>1</text:p>
          </table:table-cell>
          <table:table-cell table:style-name="ce97" table:number-columns-repeated="13"/>
          <table:table-cell table:number-columns-repeated="240"/>
        </table:table-row>
        <table:table-row table:style-name="ro5">
          <table:table-cell table:style-name="ce97" office:value-type="string">
            <text:p>DEFAULT</text:p>
          </table:table-cell>
          <table:table-cell table:style-name="ce97" office:value-type="string">
            <text:p>US_DOMAIN</text:p>
          </table:table-cell>
          <table:table-cell table:style-name="ce97" office:value-type="string">
            <text:p>local</text:p>
          </table:table-cell>
          <table:table-cell table:style-name="ce97" table:number-columns-repeated="13"/>
          <table:table-cell table:number-columns-repeated="240"/>
        </table:table-row>
        <table:table-row table:style-name="ro6">
          <table:table-cell table:style-name="ce97" office:value-type="string">
            <text:p>DEFAULT</text:p>
          </table:table-cell>
          <table:table-cell table:style-name="ce97" office:value-type="string">
            <text:p>FLD_SUBFAM</text:p>
          </table:table-cell>
          <table:table-cell table:style-name="ce97" office:value-type="string">
            <text:p>yes\nyes</text:p>
          </table:table-cell>
          <table:table-cell table:number-columns-repeated="253"/>
        </table:table-row>
        <table:table-row table:style-name="ro5">
          <table:table-cell table:style-name="ce97" table:number-columns-repeated="3"/>
          <table:table-cell table:number-columns-repeated="253"/>
        </table:table-row>
        <table:table-row table:style-name="ro5">
          <table:table-cell table:style-name="ce86" office:value-type="string">
            <text:p>END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14"/>
          <table:table-cell table:number-columns-repeated="240"/>
        </table:table-row>
        <table:table-row table:style-name="ro5" table:number-rows-repeated="65504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Iuser" table:style-name="ta4" table:print="false">
        <table:table-column table:style-name="co8" table:default-cell-style-name="ce30"/>
        <table:table-column table:style-name="co25" table:default-cell-style-name="ce34"/>
        <table:table-column table:style-name="co26" table:default-cell-style-name="ce28"/>
        <table:table-column table:style-name="co27" table:default-cell-style-name="ce34"/>
        <table:table-column table:style-name="co8" table:number-columns-repeated="2" table:default-cell-style-name="ce30"/>
        <table:table-column table:style-name="co8" table:default-cell-style-name="ce34"/>
        <table:table-column table:style-name="co8" table:number-columns-repeated="249" table:default-cell-style-name="ce28"/>
        <table:table-row table:style-name="ro1">
          <table:table-cell table:style-name="ce28" office:value-type="string">
            <text:p>// </text:p>
          </table:table-cell>
          <table:table-cell table:style-name="ce28"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office:value-type="string">
            <text:p>class</text:p>
          </table:table-cell>
          <table:table-cell table:style-name="ce28" office:value-type="string">
            <text:p>name</text:p>
          </table:table-cell>
          <table:table-cell table:style-name="ce28"/>
          <table:table-cell table:number-columns-repeated="249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float" office:value="120">
            <text:p>120</text:p>
          </table:table-cell>
          <table:table-cell table:style-name="ce40" office:value-type="string">
            <text:p>utilisateur</text:p>
          </table:table-cell>
          <table:table-cell table:style-name="ce40" office:value-type="float" office:value="128">
            <text:p>128</text:p>
          </table:table-cell>
          <table:table-cell table:style-name="ce40"/>
          <table:table-cell table:style-name="ce40" office:value-type="string">
            <text:p>IUSER</text:p>
          </table:table-cell>
          <table:table-cell table:style-name="ce40" table:number-columns-repeated="10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table:style-name="ce30" office:value-type="string">
            <text:p>C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DFLDID</text:p>
          </table:table-cell>
          <table:table-cell table:style-name="ce28" office:value-type="float" office:value="121">
            <text:p>121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ICON</text:p>
          </table:table-cell>
          <table:table-cell table:style-name="ce28" office:value-type="string">
            <text:p>ipersonne.gif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SCHAR</text:p>
          </table:table-cell>
          <table:table-cell table:style-name="ce28" office:value-type="string">
            <text:p>S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PROFID</text:p>
          </table:table-cell>
          <table:table-cell table:style-name="ce28" office:value-type="float" office:value="510">
            <text:p>510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CPROFID</text:p>
          </table:table-cell>
          <table:table-cell table:style-name="ce28" office:value-type="float" office:value="509">
            <text:p>509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CVID</text:p>
          </table:table-cell>
          <table:table-cell table:style-name="ce28" office:value-type="float" office:value="508">
            <text:p>508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METHOD</text:p>
          </table:table-cell>
          <table:table-cell table:style-name="ce28" office:value-type="string">
            <text:p>Method.DocIUser.php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28" office:value-type="string">
            <text:p>METHOD</text:p>
          </table:table-cell>
          <table:table-cell table:style-name="ce28" office:value-type="string">
            <text:p>+Method.DocIntranet.php</text:p>
          </table:table-cell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 table:number-rows-repeated="3">
          <table:table-cell/>
          <table:table-cell table:style-name="ce30" table:number-columns-repeated="3"/>
          <table:table-cell table:number-columns-repeated="2"/>
          <table:table-cell table:style-name="ce30" table:number-columns-repeated="3"/>
          <table:table-cell/>
          <table:table-cell table:style-name="ce30" table:number-columns-repeated="3"/>
          <table:table-cell table:number-columns-repeated="243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US_TAB_SYSTEM</text:p>
          </table:table-cell>
          <table:table-cell table:style-name="ce59"/>
          <table:table-cell table:style-name="ce59" office:value-type="string">
            <text:p>Système</text:p>
          </table:table-cell>
          <table:table-cell table:style-name="ce59" table:number-columns-repeated="2"/>
          <table:table-cell table:style-name="ce59" office:value-type="string">
            <text:p>tab</text:p>
          </table:table-cell>
          <table:table-cell table:style-name="ce64" office:value-type="float" office:value="100000">
            <text:p>100000</text:p>
          </table:table-cell>
          <table:table-cell table:style-name="ce59" office:value-type="string">
            <text:p>W</text:p>
          </table:table-cell>
          <table:table-cell table:style-name="ce64"/>
          <table:table-cell table:style-name="ce59" table:number-columns-repeated="3"/>
          <table:table-cell table:style-name="ce64" table:number-columns-repeated="3"/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44" office:value-type="string">
            <text:p>US_FR_INTRANET</text:p>
          </table:table-cell>
          <table:table-cell table:style-name="ce44" table:formula="of:=[.B16]" office:value-type="string" office:string-value="US_TAB_SYSTEM">
            <text:p>US_TAB_SYSTEM</text:p>
          </table:table-cell>
          <table:table-cell table:style-name="ce44" office:value-type="string">
            <text:p>Identification intranet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table:formula="of:=[.H16]+10" office:value-type="float" office:value="100010">
            <text:p>100010</text:p>
          </table:table-cell>
          <table:table-cell table:style-name="ce44" office:value-type="string">
            <text:p>R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MEID</text:p>
          </table:table-cell>
          <table:table-cell table:style-name="ce34" office:value-type="string">
            <text:p>US_FR_INTRANET</text:p>
          </table:table-cell>
          <table:table-cell office:value-type="string">
            <text:p>utilisateur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17]+10" office:value-type="float" office:value="100020">
            <text:p>10002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LOGIN</text:p>
          </table:table-cell>
          <table:table-cell table:style-name="ce34" office:value-type="string">
            <text:p>US_FR_INTRANET</text:p>
          </table:table-cell>
          <table:table-cell office:value-type="string">
            <text:p>logi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18]+10" office:value-type="float" office:value="100030">
            <text:p>100030</text:p>
          </table:table-cell>
          <table:table-cell table:style-name="ce34" office:value-type="string">
            <text:p>R</text:p>
          </table:table-cell>
          <table:table-cell table:style-name="ce34" office:value-type="string">
            <text:p>Y</text:p>
          </table:table-cell>
          <table:table-cell table:style-name="ce34" table:number-columns-repeated="4"/>
          <table:table-cell table:style-name="ce34" office:value-type="string">
            <text:p>::ConstraintLogin(US_LOGIN,US_IDDOMAIN)</text:p>
          </table:table-cell>
          <table:table-cell table:style-name="ce34" office:value-type="string">
            <text:p>elabel=saisissez '-' pour indiquer qu'il n'y a pas de login|esize=2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</text:p>
          </table:table-cell>
          <table:table-cell table:style-name="ce34" office:value-type="string">
            <text:p>US_FR_INTRANET</text:p>
          </table:table-cell>
          <table:table-cell office:value-type="string">
            <text:p>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password</text:p>
          </table:table-cell>
          <table:table-cell table:style-name="ce34" table:formula="of:=[.H19]+10" office:value-type="float" office:value="100040">
            <text:p>10004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WHATID</text:p>
          </table:table-cell>
          <table:table-cell table:style-name="ce34" office:value-type="string">
            <text:p>US_FR_INTRANET</text:p>
          </table:table-cell>
          <table:table-cell office:value-type="string">
            <text:p>identifiant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20]+10" office:value-type="float" office:value="100050">
            <text:p>100050</text:p>
          </table:table-cell>
          <table:table-cell table:style-name="ce34" office:value-type="string">
            <text:p>R</text:p>
          </table:table-cell>
          <table:table-cell table:style-name="ce34" table:number-columns-repeated="6"/>
          <table:table-cell table:style-name="ce34" office:value-type="string">
            <text:p>esize=4</text:p>
          </table:table-cell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US_GROUPS</text:p>
          </table:table-cell>
          <table:table-cell table:style-name="ce33" office:value-type="string">
            <text:p>US_FR_INTRANET</text:p>
          </table:table-cell>
          <table:table-cell table:style-name="ce33" office:value-type="string">
            <text:p>groupes d'appartenanc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1]+10" office:value-type="float" office:value="100060">
            <text:p>10006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GROUP</text:p>
          </table:table-cell>
          <table:table-cell table:style-name="ce34" office:value-type="string">
            <text:p>US_GROUPS</text:p>
          </table:table-cell>
          <table:table-cell office:value-type="string">
            <text:p>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22]+10" office:value-type="float" office:value="100070">
            <text:p>10007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US_GROUP):US_IDGROUP,US_GROUP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IDGROUP</text:p>
          </table:table-cell>
          <table:table-cell table:style-name="ce34" office:value-type="string">
            <text:p>US_GROUPS</text:p>
          </table:table-cell>
          <table:table-cell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23]+10" office:value-type="float" office:value="100080">
            <text:p>10008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STATUS</text:p>
          </table:table-cell>
          <table:table-cell table:style-name="ce34" office:value-type="string">
            <text:p>US_FR_INTRANET</text:p>
          </table:table-cell>
          <table:table-cell office:value-type="string">
            <text:p>éta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enum</text:p>
          </table:table-cell>
          <table:table-cell table:style-name="ce34" table:formula="of:=[.H24]+10" office:value-type="float" office:value="100090">
            <text:p>100090</text:p>
          </table:table-cell>
          <table:table-cell table:style-name="ce34" office:value-type="string">
            <text:p>R</text:p>
          </table:table-cell>
          <table:table-cell table:style-name="ce34" table:number-columns-repeated="3"/>
          <table:table-cell table:style-name="ce34" office:value-type="string">
            <text:p>A|activé,D|désactivé</text:p>
          </table:table-cell>
          <table:table-cell table:style-name="ce34" table:number-columns-repeated="2"/>
          <table:table-cell table:style-name="ce34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</text:p>
          </table:table-cell>
          <table:table-cell table:style-name="ce34" office:value-type="string">
            <text:p>US_FR_INTRANET</text:p>
          </table:table-cell>
          <table:table-cell office:value-type="string">
            <text:p>date d'expiration epoch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5]+10" office:value-type="float" office:value="100100">
            <text:p>10010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DAYDELAY</text:p>
          </table:table-cell>
          <table:table-cell table:style-name="ce34" office:value-type="string">
            <text:p>US_FR_INTRANET</text:p>
          </table:table-cell>
          <table:table-cell office:value-type="string">
            <text:p>délai d'expiration en jours</text:p>
          </table:table-cell>
          <table:table-cell table:style-name="ce34" office:value-type="string">
            <text:p>\q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6]+10" office:value-type="float" office:value="100110">
            <text:p>100110</text:p>
          </table:table-cell>
          <table:table-cell table:style-name="ce34" office:value-type="string">
            <text:p>W</text:p>
          </table:table-cell>
          <table:table-cell table:style-name="ce34" table:number-columns-repeated="6"/>
          <table:table-cell table:style-name="ce34" office:value-type="string">
            <text:p>elabel=mettre -1 pour annuler l'expiration|esize=3</text:p>
          </table:table-cell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D</text:p>
          </table:table-cell>
          <table:table-cell table:style-name="ce34" office:value-type="string">
            <text:p>US_FR_INTRANET</text:p>
          </table:table-cell>
          <table:table-cell office:value-type="string">
            <text:p>date d'expiratio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date</text:p>
          </table:table-cell>
          <table:table-cell table:style-name="ce34" table:formula="of:=[.H27]+10" office:value-type="float" office:value="100120">
            <text:p>100120</text:p>
          </table:table-cell>
          <table:table-cell table:style-name="ce34" office:value-type="string">
            <text:p>W</text:p>
          </table:table-cell>
          <table:table-cell table:style-name="ce34" table:number-columns-repeated="5"/>
          <table:table-cell table:style-name="ce34" office:value-type="string">
            <text:p>::ConstraintExpires(US_EXPIRESD,US_EXPIREST,US_DAYDELAY)</text:p>
          </table:table-cell>
          <table:table-cell table:style-name="ce34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T</text:p>
          </table:table-cell>
          <table:table-cell table:style-name="ce34" office:value-type="string">
            <text:p>US_FR_INTRANET</text:p>
          </table:table-cell>
          <table:table-cell office:value-type="string">
            <text:p>heure d'expiratio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ime</text:p>
          </table:table-cell>
          <table:table-cell table:style-name="ce34" table:formula="of:=[.H28]+10" office:value-type="float" office:value="100130">
            <text:p>100130</text:p>
          </table:table-cell>
          <table:table-cell table:style-name="ce34" office:value-type="string">
            <text:p>W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PASSDELAY</text:p>
          </table:table-cell>
          <table:table-cell table:style-name="ce34" office:value-type="string">
            <text:p>US_FR_INTRANET</text:p>
          </table:table-cell>
          <table:table-cell office:value-type="string">
            <text:p>délai d'expiration epoch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9]+10" office:value-type="float" office:value="100140">
            <text:p>10014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IDDOMAIN</text:p>
          </table:table-cell>
          <table:table-cell table:style-name="ce34" office:value-type="string">
            <text:p>US_FR_INTRANET</text:p>
          </table:table-cell>
          <table:table-cell office:value-type="string">
            <text:p>id domain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30]+10" office:value-type="float" office:value="100150">
            <text:p>100150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Y</text:p>
          </table:table-cell>
          <table:table-cell table:style-name="ce34" table:number-columns-repeated="6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DOMAIN</text:p>
          </table:table-cell>
          <table:table-cell table:style-name="ce34" office:value-type="string">
            <text:p>US_FR_INTRANET</text:p>
          </table:table-cell>
          <table:table-cell office:value-type="string">
            <text:p>domain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31]+10" office:value-type="float" office:value="100160">
            <text:p>100160</text:p>
          </table:table-cell>
          <table:table-cell table:style-name="ce34" office:value-type="string">
            <text:p>W</text:p>
          </table:table-cell>
          <table:table-cell table:style-name="ce34" office:value-type="string">
            <text:p>Y</text:p>
          </table:table-cell>
          <table:table-cell table:style-name="ce34"/>
          <table:table-cell table:style-name="ce34" office:value-type="string">
            <text:p>usercard.php</text:p>
          </table:table-cell>
          <table:table-cell table:style-name="ce34" office:value-type="string">
            <text:p>[hlist]getdomainiuser():US_IDDOMAIN,US_DOMAIN,US_EXTMAIL,US_AUTOMAIL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AUTOMAIL</text:p>
          </table:table-cell>
          <table:table-cell table:style-name="ce34" office:value-type="string">
            <text:p>US_FR_INTRANET</text:p>
          </table:table-cell>
          <table:table-cell office:value-type="string">
            <text:p>mail auto ?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32]+10" office:value-type="float" office:value="100170">
            <text:p>10017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LDAPDN</text:p>
          </table:table-cell>
          <table:table-cell table:style-name="ce34" office:value-type="string">
            <text:p>US_FR_INTRANET</text:p>
          </table:table-cell>
          <table:table-cell office:value-type="string">
            <text:p>login LDAP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33]+10" office:value-type="float" office:value="100180">
            <text:p>100180</text:p>
          </table:table-cell>
          <table:table-cell table:style-name="ce34" office:value-type="string">
            <text:p>R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SERVICE</text:p>
          </table:table-cell>
          <table:table-cell table:style-name="ce34" office:value-type="string">
            <text:p>US_FR_SOC</text:p>
          </table:table-cell>
          <table:table-cell office:value-type="string">
            <text:p>servic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34]+10" office:value-type="float" office:value="100190">
            <text:p>10019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SERVICE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kfamily(D,IGROUP,grp_type,service,US_SERVICE):US_IDSERVICE,US_SERVICE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IDSERVICE</text:p>
          </table:table-cell>
          <table:table-cell table:style-name="ce34" office:value-type="string">
            <text:p>US_FR_SOC</text:p>
          </table:table-cell>
          <table:table-cell office:value-type="string">
            <text:p>service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35]+10" office:value-type="float" office:value="100200">
            <text:p>10020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44" office:value-type="string">
            <text:p>US_FR_USERCHANGE</text:p>
          </table:table-cell>
          <table:table-cell table:style-name="ce44" table:formula="of:=[.B16]" office:value-type="string" office:string-value="US_TAB_SYSTEM">
            <text:p>US_TAB_SYSTEM</text:p>
          </table:table-cell>
          <table:table-cell table:style-name="ce44" office:value-type="string">
            <text:p>Information utilisateur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table:formula="of:=[.H36]+10" office:value-type="float" office:value="100210">
            <text:p>10021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1</text:p>
          </table:table-cell>
          <table:table-cell table:style-name="ce34" table:formula="of:=[.B37]" office:value-type="string" office:string-value="US_FR_USERCHANGE">
            <text:p>US_FR_USERCHANGE</text:p>
          </table:table-cell>
          <table:table-cell office:value-type="string">
            <text:p>nouveau 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password</text:p>
          </table:table-cell>
          <table:table-cell table:style-name="ce34" table:formula="of:=[.H37]+10" office:value-type="float" office:value="100220">
            <text:p>100220</text:p>
          </table:table-cell>
          <table:table-cell table:style-name="ce34" office:value-type="string">
            <text:p>O</text:p>
          </table:table-cell>
          <table:table-cell table:style-name="ce34" table:number-columns-repeated="6"/>
          <table:table-cell table:style-name="ce34" office:value-type="string">
            <text:p>esize=1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2</text:p>
          </table:table-cell>
          <table:table-cell table:style-name="ce34" table:formula="of:=[.B37]" office:value-type="string" office:string-value="US_FR_USERCHANGE">
            <text:p>US_FR_USERCHANGE</text:p>
          </table:table-cell>
          <table:table-cell office:value-type="string">
            <text:p>confirmation 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password</text:p>
          </table:table-cell>
          <table:table-cell table:style-name="ce34" table:formula="of:=[.H38]+10" office:value-type="float" office:value="100230">
            <text:p>100230</text:p>
          </table:table-cell>
          <table:table-cell table:style-name="ce34" office:value-type="string">
            <text:p>O</text:p>
          </table:table-cell>
          <table:table-cell table:style-name="ce34" table:number-columns-repeated="5"/>
          <table:table-cell table:style-name="ce34" office:value-type="string">
            <text:p>::ConstraintPassword(US_PASSWD1,US_PASSWD2,US_LOGIN)</text:p>
          </table:table-cell>
          <table:table-cell table:style-name="ce34" office:value-type="string">
            <text:p>esize=1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EXTMAIL</text:p>
          </table:table-cell>
          <table:table-cell table:style-name="ce34" table:formula="of:=[.B37]" office:value-type="string" office:string-value="US_FR_USERCHANGE">
            <text:p>US_FR_USERCHANGE</text:p>
          </table:table-cell>
          <table:table-cell office:value-type="string">
            <text:p>mail externe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39]+10" office:value-type="float" office:value="100240">
            <text:p>100240</text:p>
          </table:table-cell>
          <table:table-cell table:style-name="ce34" office:value-type="string">
            <text:p>O</text:p>
          </table:table-cell>
          <table:table-cell table:style-name="ce34" table:number-columns-repeated="5"/>
          <table:table-cell table:style-name="ce34" office:value-type="string">
            <text:p>::parseMail(US_EXTMAIL)</text:p>
          </table:table-cell>
          <table:table-cell table:style-name="ce34"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60" office:value-type="string">
            <text:p>PARAM</text:p>
          </table:table-cell>
          <table:table-cell table:style-name="ce62" office:value-type="string">
            <text:p>US_FR_DEFAULT</text:p>
          </table:table-cell>
          <table:table-cell table:style-name="ce62"/>
          <table:table-cell table:style-name="ce62" office:value-type="string">
            <text:p>Paramètre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frame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W</text:p>
          </table:table-cell>
          <table:table-cell table:style-name="ce62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table:style-name="ce28" office:value-type="string">
            <text:p>US_DEFAULTGROUP</text:p>
          </table:table-cell>
          <table:table-cell table:formula="of:=[.B41]" office:value-type="string" office:string-value="US_FR_DEFAULT">
            <text:p>US_FR_DEFAULT</text:p>
          </table:table-cell>
          <table:table-cell table:style-name="ce28" office:value-type="string">
            <text:p>Groupe par défaut</text:p>
          </table:table-cell>
          <table:table-cell table:number-columns-repeated="2" office:value-type="string">
            <text:p>N</text:p>
          </table:table-cell>
          <table:table-cell table:style-name="ce30" office:value-type="string">
            <text:p>docid("IGROUP")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30"/>
          <table:table-cell table:number-columns-repeated="249"/>
        </table:table-row>
        <table:table-row table:style-name="ro1">
          <table:table-cell office:value-type="string">
            <text:p>DEFAULT </text:p>
          </table:table-cell>
          <table:table-cell table:style-name="ce28" office:value-type="string">
            <text:p>US_DEFAULTGROUP</text:p>
          </table:table-cell>
          <table:table-cell office:value-type="string">
            <text:p>GDEFAULT</text:p>
          </table:table-cell>
          <table:table-cell table:style-name="ce28"/>
          <table:table-cell table:number-columns-repeated="2"/>
          <table:table-cell table:style-name="ce30"/>
          <table:table-cell table:number-columns-repeated="249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61" office:value-type="string">
            <text:p>MODATTR</text:p>
          </table:table-cell>
          <table:table-cell table:style-name="ce61" office:value-type="string">
            <text:p>US_LNAME</text:p>
          </table:table-cell>
          <table:table-cell table:style-name="ce63" office:value-type="string">
            <text:p>US_FR_IDENT</text:p>
          </table:table-cell>
          <table:table-cell table:style-name="ce61" office:value-type="string">
            <text:p>nom</text:p>
          </table:table-cell>
          <table:table-cell table:style-name="ce61" table:number-columns-repeated="4"/>
          <table:table-cell table:style-name="ce61" office:value-type="string">
            <text:p>W</text:p>
          </table:table-cell>
          <table:table-cell table:style-name="ce61" office:value-type="string">
            <text:p>Y</text:p>
          </table:table-cell>
          <table:table-cell table:style-name="ce61" table:number-columns-repeated="6"/>
          <table:table-cell table:number-columns-repeated="240"/>
        </table:table-row>
        <table:table-row table:style-name="ro1">
          <table:table-cell table:style-name="ce61" office:value-type="string">
            <text:p>MODATTR</text:p>
          </table:table-cell>
          <table:table-cell table:style-name="ce61" office:value-type="string">
            <text:p>US_FNAME</text:p>
          </table:table-cell>
          <table:table-cell table:style-name="ce63" office:value-type="string">
            <text:p>US_FR_IDENT</text:p>
          </table:table-cell>
          <table:table-cell table:style-name="ce61" office:value-type="string">
            <text:p>prénom</text:p>
          </table:table-cell>
          <table:table-cell table:style-name="ce61" table:number-columns-repeated="4"/>
          <table:table-cell table:style-name="ce61" office:value-type="string">
            <text:p>W</text:p>
          </table:table-cell>
          <table:table-cell table:style-name="ce61" office:value-type="string">
            <text:p>Y</text:p>
          </table:table-cell>
          <table:table-cell table:style-name="ce61" table:number-columns-repeated="6"/>
          <table:table-cell table:number-columns-repeated="240"/>
        </table:table-row>
        <table:table-row table:style-name="ro1">
          <table:table-cell table:style-name="ce61" office:value-type="string">
            <text:p>MODATTR</text:p>
          </table:table-cell>
          <table:table-cell table:style-name="ce63" office:value-type="string">
            <text:p>US_MAIL</text:p>
          </table:table-cell>
          <table:table-cell table:style-name="ce61" office:value-type="string">
            <text:p>US_FR_COORD</text:p>
          </table:table-cell>
          <table:table-cell table:style-name="ce63" office:value-type="string">
            <text:p>mail</text:p>
          </table:table-cell>
          <table:table-cell table:style-name="ce63" table:number-columns-repeated="3"/>
          <table:table-cell table:style-name="ce61"/>
          <table:table-cell table:style-name="ce61" office:value-type="string">
            <text:p>R</text:p>
          </table:table-cell>
          <table:table-cell table:style-name="ce61"/>
          <table:table-cell table:style-name="ce61" office:value-type="string">
            <text:p>mailto:%US_MAIL%</text:p>
          </table:table-cell>
          <table:table-cell table:style-name="ce61" table:number-columns-repeated="3"/>
          <table:table-cell table:style-name="ce61" office:value-type="string">
            <text:p>::parseMail(US_MAIL)</text:p>
          </table:table-cell>
          <table:table-cell table:style-name="ce61"/>
          <table:table-cell table:number-columns-repeated="240"/>
        </table:table-row>
        <table:table-row table:style-name="ro1" table:number-rows-repeated="3">
          <table:table-cell table:style-name="ce28"/>
          <table:table-cell table:style-name="ce30"/>
          <table:table-cell/>
          <table:table-cell table:style-name="ce30"/>
          <table:table-cell table:number-columns-repeated="2"/>
          <table:table-cell table:style-name="ce30"/>
          <table:table-cell table:number-columns-repeated="249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4"/>
          <table:table-cell table:number-columns-repeated="249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SERVICE</text:p>
          </table:table-cell>
          <table:table-cell table:style-name="ce34" office:value-type="string">
            <text:p>US_FR_SOC</text:p>
          </table:table-cell>
          <table:table-cell office:value-type="string">
            <text:p>servic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$personne.H32]+2" office:value-type="float" office:value="1042">
            <text:p>1042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SERVICE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kfamily(D,IGROUP,grp_type,service,US_SERVICE):US_IDSERVICE,US_SERVICE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IDSERVICE</text:p>
          </table:table-cell>
          <table:table-cell table:style-name="ce34" office:value-type="string">
            <text:p>US_FR_SOC</text:p>
          </table:table-cell>
          <table:table-cell office:value-type="string">
            <text:p>service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53]-1" office:value-type="float" office:value="1041">
            <text:p>1041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US_FR_PRIVACY</text:p>
          </table:table-cell>
          <table:table-cell table:style-name="ce44"/>
          <table:table-cell table:style-name="ce44" office:value-type="string">
            <text:p>confidentialité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44" table:formula="of:=[.H54]+10" office:value-type="float" office:value="1051">
            <text:p>1051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46" office:value-type="string">
            <text:p>ATTR</text:p>
          </table:table-cell>
          <table:table-cell table:style-name="ce35" office:value-type="string">
            <text:p>US_INITUSER</text:p>
          </table:table-cell>
          <table:table-cell table:style-name="ce35"/>
          <table:table-cell table:style-name="ce35" office:value-type="string">
            <text:p>Actualiser les utilisateur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&amp;app=FUSERS&amp;action=FUSERS_IUSER</text:p>
          </table:table-cell>
          <table:table-cell table:style-name="ce35"/>
          <table:table-cell table:style-name="ce35" office:value-type="string">
            <text:p>::canExecute(FUSERS,FUSERS_IUSER)</text:p>
          </table:table-cell>
          <table:table-cell table:style-name="ce35" table:number-columns-repeated="2"/>
          <table:table-cell table:style-name="ce35" office:value-type="string">
            <text:p>global=yes|onlyglobal=yes|lconfirm=yes</text:p>
          </table:table-cell>
          <table:table-cell table:number-columns-repeated="240"/>
        </table:table-row>
        <table:table-row table:style-name="ro1">
          <table:table-cell table:style-name="ce46" office:value-type="string">
            <text:p>ATTR</text:p>
          </table:table-cell>
          <table:table-cell table:style-name="ce35" office:value-type="string">
            <text:p>US_MANUALHELP</text:p>
          </table:table-cell>
          <table:table-cell table:style-name="ce35"/>
          <table:table-cell table:style-name="ce35" office:value-type="string">
            <text:p>Manuel gestion des utilisateur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&amp;app=CORE&amp;action=HELPVIEW&amp;appname=FUSERS</text:p>
          </table:table-cell>
          <table:table-cell table:style-name="ce35" table:number-columns-repeated="4"/>
          <table:table-cell table:style-name="ce35" office:value-type="string">
            <text:p>global=yes|onlyglobal=yes|ltarget=_self</text:p>
          </table:table-cell>
          <table:table-cell table:number-columns-repeated="240"/>
        </table:table-row>
        <table:table-row table:style-name="ro1" table:number-rows-repeated="8"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28"/>
          <table:table-cell table:number-columns-repeated="249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240"/>
        </table:table-row>
      </table:table>
      <table:table table:name="posix" table:style-name="ta5" table:print="false">
        <table:table-column table:style-name="co13" table:default-cell-style-name="ce4"/>
        <table:table-column table:style-name="co2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US_FR_ACCOUNT</text:p>
          </table:table-cell>
          <table:table-cell table:style-name="ce68"/>
          <table:table-cell table:style-name="ce68" office:value-type="string">
            <text:p>Compte Posix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H</text:p>
          </table:table-cell>
          <table:table-cell table:style-name="ce68" table:number-columns-repeated="24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UIDNUMBER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uid Number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int</text:p>
          </table:table-cell>
          <table:table-cell table:style-name="ce67" office:value-type="float" office:value="900">
            <text:p>900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GIDNUMBER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gid Number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int</text:p>
          </table:table-cell>
          <table:table-cell table:style-name="ce67" table:formula="of:=[.H6]+2" office:value-type="float" office:value="902">
            <text:p>902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LOGINSHELL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login Shell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7]+2" office:value-type="float" office:value="904">
            <text:p>904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GECOS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gecos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8]+2" office:value-type="float" office:value="906">
            <text:p>906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DESCRIPTION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description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longtext</text:p>
          </table:table-cell>
          <table:table-cell table:style-name="ce67" table:formula="of:=[.H9]+2" office:value-type="float" office:value="908">
            <text:p>908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HOMEDIRECTORY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home directory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10]+2" office:value-type="float" office:value="910">
            <text:p>910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US_FR_SHADOW</text:p>
          </table:table-cell>
          <table:table-cell table:style-name="ce68"/>
          <table:table-cell office:value-type="string">
            <text:p>Shadow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frame</text:p>
          </table:table-cell>
          <table:table-cell table:style-name="ce67" table:formula="of:=[.H11]+2" office:value-type="float" office:value="912">
            <text:p>912</text:p>
          </table:table-cell>
          <table:table-cell table:style-name="ce68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2]+2" office:value-type="float" office:value="914">
            <text:p>914</text:p>
          </table:table-cell>
          <table:table-cell table:style-name="ce68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3]+2" office:value-type="float" office:value="916">
            <text:p>916</text:p>
          </table:table-cell>
          <table:table-cell table:style-name="ce68" office:value-type="string">
            <text:p>W</text:p>
          </table:table-cell>
          <table:table-cell table:number-columns-repeated="2"/>
          <table:table-cell table:style-name="ce71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4]+2" office:value-type="float" office:value="918">
            <text:p>918</text:p>
          </table:table-cell>
          <table:table-cell table:style-name="ce68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67" office:value-type="string">
            <text:p>warning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5]+2" office:value-type="float" office:value="920">
            <text:p>920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67" office:value-type="string">
            <text:p>inactive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6]+2" office:value-type="float" office:value="922">
            <text:p>922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67" office:value-type="string">
            <text:p>expire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7]+2" office:value-type="float" office:value="924">
            <text:p>924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FLAG</text:p>
          </table:table-cell>
          <table:table-cell office:value-type="string">
            <text:p>US_FR_SHADOW</text:p>
          </table:table-cell>
          <table:table-cell table:style-name="ce67" office:value-type="string">
            <text:p>flag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8]+2" office:value-type="float" office:value="926">
            <text:p>926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2">
          <table:table-cell table:style-name="ce67" table:number-columns-repeated="2"/>
          <table:table-cell table:style-name="ce70"/>
          <table:table-cell table:style-name="ce67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GRP_FR_ACCOUNT</text:p>
          </table:table-cell>
          <table:table-cell table:style-name="ce68"/>
          <table:table-cell table:style-name="ce68" office:value-type="string">
            <text:p>Compte Posix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H</text:p>
          </table:table-cell>
          <table:table-cell table:style-name="ce68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GIDNUMBER</text:p>
          </table:table-cell>
          <table:table-cell table:style-name="ce68" office:value-type="string">
            <text:p>GRP_FR_ACCOUNT</text:p>
          </table:table-cell>
          <table:table-cell office:value-type="string">
            <text:p>g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67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68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table:style-name="ce69" office:value-type="string">
            <text:p>GRP_T_MEMBERUID</text:p>
          </table:table-cell>
          <table:table-cell table:style-name="ce68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69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6" table:print="false">
        <table:table-column table:style-name="co16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13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22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société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SOCIETY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ATTR</text:p>
          </table:table-cell>
          <table:table-cell table:style-name="ce11" office:value-type="string">
            <text:p>SI_FR_IDENT</text:p>
          </table:table-cell>
          <table:table-cell table:style-name="ce11"/>
          <table:table-cell table:style-name="ce11" office:value-type="string">
            <text:p>Identification</text:p>
          </table:table-cell>
          <table:table-cell table:style-name="ce72" office:value-type="string">
            <text:p>N</text:p>
          </table:table-cell>
          <table:table-cell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11" office:value-type="float" office:value="10">
            <text:p>10</text:p>
          </table:table-cell>
          <table:table-cell table:style-name="ce72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3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enumlist</text:p>
          </table:table-cell>
          <table:table-cell table:formula="of:=[.H15]+10" office:value-type="float" office:value="70">
            <text:p>70</text:p>
          </table:table-cell>
          <table:table-cell table:style-name="ce3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43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SI_FR_COORD</text:p>
          </table:table-cell>
          <table:table-cell table:style-name="ce68"/>
          <table:table-cell table:style-name="ce65" office:value-type="string">
            <text:p>Coordonnées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formula="of:=[.H19]+10" office:value-type="float" office:value="110">
            <text:p>110</text:p>
          </table:table-cell>
          <table:table-cell table:style-name="ce65" office:value-type="string">
            <text:p>W</text:p>
          </table:table-cell>
          <table:table-cell table:style-name="ce68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3" office:value-type="string">
            <text:p>mai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3" office:value-type="string">
            <text:p>téléphon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3" office:value-type="string">
            <text:p>mobil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3" office:value-type="string">
            <text:p>fax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3" office:value-type="string">
            <text:p>adress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3" office:value-type="string">
            <text:p>code posta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3" office:value-type="string">
            <text:p>web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EMBERS</text:p>
          </table:table-cell>
          <table:table-cell/>
          <table:table-cell office:value-type="string">
            <text:p>contact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menu</text:p>
          </table:table-cell>
          <table:table-cell table:formula="of:=[.H30]+10" office:value-type="float" office:value="220">
            <text:p>220</text:p>
          </table:table-cell>
          <table:table-cell office:value-type="string">
            <text:p>M</text:p>
          </table:table-cell>
          <table:table-cell/>
          <table:table-cell office:value-type="string">
            <text:p>%S%app=GENERIC&amp;action=GENERIC_ISEARCH&amp;id=%I%&amp;famid=USER</text:p>
          </table:table-cell>
          <table:table-cell table:number-columns-repeated="245"/>
        </table:table-row>
        <table:table-row table:style-name="ro1">
          <table:table-cell table:style-name="ce73" office:value-type="string">
            <text:p>ATTR</text:p>
          </table:table-cell>
          <table:table-cell table:style-name="ce74" office:value-type="string">
            <text:p>SI_FR_SITES</text:p>
          </table:table-cell>
          <table:table-cell table:style-name="ce74"/>
          <table:table-cell table:style-name="ce74" office:value-type="string">
            <text:p>Sites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11" office:value-type="float" office:value="3000">
            <text:p>3000</text:p>
          </table:table-cell>
          <table:table-cell table:style-name="ce74" office:value-type="string">
            <text:p>R</text:p>
          </table:table-cell>
          <table:table-cell table:style-name="ce74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_SITES</text:p>
          </table:table-cell>
          <table:table-cell table:formula="of:=[.B32]" office:value-type="string" office:string-value="SI_FR_SITES">
            <text:p>SI_FR_SITES</text:p>
          </table:table-cell>
          <table:table-cell office:value-type="string">
            <text:p>les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office:value-type="string">
            <text:p>array</text:p>
          </table:table-cell>
          <table:table-cell table:formula="of:=[.H32]+10" office:value-type="float" office:value="3010">
            <text:p>3010</text:p>
          </table:table-cell>
          <table:table-cell office:value-type="string">
            <text:p>R</text:p>
          </table:table-cell>
          <table:table-cell table:number-columns-repeated="5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9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45" table:default-cell-style-name="ce4"/>
        <table:table-column table:style-name="co46" table:default-cell-style-name="ce4"/>
        <table:table-column table:style-name="co1" table:number-columns-repeated="6" table:default-cell-style-name="ce4"/>
        <table:table-column table:style-name="co47" table:default-cell-style-name="ce4"/>
        <table:table-column table:style-name="co1" table:number-columns-repeated="245" table:default-cell-style-name="ce4"/>
        <table:table-column table:style-name="co8" table:number-columns-repeated="768" table:default-cell-style-name="Default"/>
        <table:table-row table:style-name="ro1">
          <table:table-cell table:style-name="ce88" office:value-type="string">
            <text:p>// </text:p>
          </table:table-cell>
          <table:table-cell table:style-name="ce88" office:value-type="string">
            <text:p>fromid</text:p>
          </table:table-cell>
          <table:table-cell table:style-name="ce88" office:value-type="string">
            <text:p>titre</text:p>
          </table:table-cell>
          <table:table-cell table:style-name="ce91" office:value-type="string">
            <text:p>id</text:p>
          </table:table-cell>
          <table:table-cell table:style-name="ce91" office:value-type="string">
            <text:p>class</text:p>
          </table:table-cell>
          <table:table-cell table:style-name="ce88" office:value-type="string">
            <text:p>name</text:p>
          </table:table-cell>
          <table:table-cell table:style-name="ce88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124">
            <text:p>124</text:p>
          </table:table-cell>
          <table:table-cell table:style-name="ce15" office:value-type="string">
            <text:p>site</text:p>
          </table:table-cell>
          <table:table-cell table:style-name="ce15" office:value-type="float" office:value="126">
            <text:p>126</text:p>
          </table:table-cell>
          <table:table-cell table:style-name="ce15"/>
          <table:table-cell table:style-name="ce15" office:value-type="string">
            <text:p>SITE</text:p>
          </table:table-cell>
          <table:table-cell table:style-name="ce15" table:number-columns-repeated="10"/>
          <table:table-cell table:number-columns-repeated="100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1022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1022"/>
        </table:table-row>
        <table:table-row table:style-name="ro1">
          <table:table-cell table:style-name="ce89" office:value-type="string">
            <text:p>//</text:p>
          </table:table-cell>
          <table:table-cell table:style-name="ce89" office:value-type="string">
            <text:p>idattr</text:p>
          </table:table-cell>
          <table:table-cell table:style-name="ce89" office:value-type="string">
            <text:p>idframe</text:p>
          </table:table-cell>
          <table:table-cell table:style-name="ce89" office:value-type="string">
            <text:p>label</text:p>
          </table:table-cell>
          <table:table-cell table:style-name="ce89" office:value-type="string">
            <text:p>T</text:p>
          </table:table-cell>
          <table:table-cell table:style-name="ce89" office:value-type="string">
            <text:p>A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ord</text:p>
          </table:table-cell>
          <table:table-cell table:style-name="ce89" office:value-type="string">
            <text:p>vis</text:p>
          </table:table-cell>
          <table:table-cell table:style-name="ce92" office:value-type="string">
            <text:p>needed</text:p>
          </table:table-cell>
          <table:table-cell table:style-name="ce89" office:value-type="string">
            <text:p>link</text:p>
          </table:table-cell>
          <table:table-cell table:style-name="ce89" office:value-type="string">
            <text:p>phpfile</text:p>
          </table:table-cell>
          <table:table-cell table:style-name="ce89" office:value-type="string">
            <text:p>phpfunc</text:p>
          </table:table-cell>
          <table:table-cell table:style-name="ce92" office:value-type="string">
            <text:p>elink</text:p>
          </table:table-cell>
          <table:table-cell table:style-name="ce92" table:number-columns-repeated="2"/>
          <table:table-cell table:style-name="ce2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68"/>
          <table:table-cell/>
          <table:table-cell office:value-type="string">
            <text:p>::getTitle(SI_IDSOC):SI_SOCIETY</text:p>
          </table:table-cell>
          <table:table-cell/>
          <table:table-cell table:style-name="ce68" table:number-columns-repeated="242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90" table:number-columns-repeated="1024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s" table:style-name="ta8" table:print="false">
        <table:table-column table:style-name="co1" table:number-columns-repeated="2" table:default-cell-style-name="ce75"/>
        <table:table-column table:style-name="co42" table:default-cell-style-name="ce75"/>
        <table:table-column table:style-name="co1" table:default-cell-style-name="ce75"/>
        <table:table-column table:style-name="co43" table:default-cell-style-name="ce75"/>
        <table:table-column table:style-name="co44" table:default-cell-style-name="ce75"/>
        <table:table-column table:style-name="co1" table:number-columns-repeated="250" table:default-cell-style-name="ce75"/>
        <table:table-row table:style-name="ro1">
          <table:table-cell table:number-columns-repeated="256"/>
        </table:table-row>
        <table:table-row table:style-name="ro1">
          <table:table-cell table:style-name="ce76" office:value-type="string">
            <text:p>// creation dossier personne</text:p>
          </table:table-cell>
          <table:table-cell table:number-columns-repeated="255"/>
        </table:table-row>
        <table:table-row table:style-name="ro1">
          <table:table-cell table:style-name="ce77" office:value-type="string">
            <text:p>//DOC</text:p>
          </table:table-cell>
          <table:table-cell table:style-name="ce77" office:value-type="string">
            <text:p>Famille</text:p>
          </table:table-cell>
          <table:table-cell table:style-name="ce77" office:value-type="string">
            <text:p>&lt;special id&gt;</text:p>
          </table:table-cell>
          <table:table-cell table:style-name="ce77" office:value-type="string">
            <text:p>&lt;special dirid&gt;</text:p>
          </table:table-cell>
          <table:table-cell table:style-name="ce77" office:value-type="string">
            <text:p>titre</text:p>
          </table:table-cell>
          <table:table-cell table:style-name="ce79" table:number-columns-repeated="251"/>
        </table:table-row>
        <table:table-row table:style-name="ro1">
          <table:table-cell table:style-name="ce76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76" office:value-type="string">
            <text:p>carnet d'adresses</text:p>
          </table:table-cell>
          <table:table-cell table:number-columns-repeated="251"/>
        </table:table-row>
        <table:table-row table:style-name="ro1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1">
          <table:table-cell table:style-name="ce76" office:value-type="string">
            <text:p>//SEARCH</text:p>
          </table:table-cell>
          <table:table-cell table:style-name="ce76" office:value-type="string">
            <text:p>&lt;special id&gt;</text:p>
          </table:table-cell>
          <table:table-cell table:style-name="ce76" office:value-type="string">
            <text:p>&lt;special dir id&gt;</text:p>
          </table:table-cell>
          <table:table-cell table:style-name="ce76" office:value-type="string">
            <text:p>titre</text:p>
          </table:table-cell>
          <table:table-cell table:style-name="ce76" office:value-type="string">
            <text:p>requête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8"/>
          <table:table-cell table:style-name="ce78" office:value-type="string">
            <text:p>userid</text:p>
          </table:table-cell>
          <table:table-cell table:style-name="ce78" office:value-type="string">
            <text:p>app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table:number-columns-repeated="246"/>
        </table:table-row>
        <table:table-row table:style-name="ro1">
          <table:table-cell table:style-name="ce48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/>
    <style:font-face style:name="Helvetica" svg:font-family="Helvetica"/>
    <style:font-face style:name="LucidaGrande" svg:font-family="LucidaGrande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2">22/06/2010</text:date>, <text:time>17:0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creation-date>2006-08-15T15:45:43</meta:creation-date>
    <dc:creator>Jérôme Augé</dc:creator>
    <dc:date>2010-06-22T17:02:29</dc:date>
    <meta:editing-cycles>38</meta:editing-cycles>
    <meta:editing-duration>PT17H32M32S</meta:editing-duration>
    <meta:document-statistic meta:table-count="8" meta:cell-count="1978" meta:object-count="0"/>
    <meta:user-defined meta:name="Info 1"/>
    <meta:user-defined meta:name="Info 2"/>
    <meta:user-defined meta:name="Info 3"/>
    <meta:user-defined meta:name="Info 4"/>
  </office:meta>
</office:document-meta>
</file>